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" style:font-family-generic="swiss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officeooo:rsid="0008ad13" officeooo:paragraph-rsid="0008ad13"/>
    </style:style>
    <style:style style:name="P2" style:family="paragraph" style:parent-style-name="Standard">
      <style:paragraph-properties fo:line-height="100%" fo:text-align="end" style:justify-single-word="false"/>
      <style:text-properties style:font-name="Sans serif" fo:font-size="11pt" officeooo:rsid="0008ad13" officeooo:paragraph-rsid="0008ad13" style:font-size-asian="11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Sans serif" fo:font-size="11pt" officeooo:rsid="0008ad13" officeooo:paragraph-rsid="0008ad13" style:font-size-asian="11pt" style:font-size-complex="11pt"/>
    </style:style>
    <style:style style:name="P4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Sans serif" fo:font-size="11pt" fo:font-weight="normal" officeooo:rsid="0009a866" officeooo:paragraph-rsid="0009a866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Sans serif" fo:font-size="11pt" fo:font-weight="normal" officeooo:rsid="000a90e9" officeooo:paragraph-rsid="000a90e9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Sans serif" fo:font-size="11pt" fo:font-weight="normal" officeooo:rsid="000c742f" officeooo:paragraph-rsid="000c742f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Sans serif" fo:font-size="11pt" fo:language="en" fo:country="US" officeooo:rsid="0008ad13" officeooo:paragraph-rsid="0008ad13" style:font-size-asian="11pt" style:font-size-complex="11pt"/>
    </style:style>
    <style:style style:name="P8" style:family="paragraph" style:parent-style-name="Standard">
      <style:paragraph-properties fo:line-height="100%" fo:text-align="start" style:justify-single-word="false"/>
      <style:text-properties style:font-name="Sans serif" fo:font-size="11pt" fo:language="en" fo:country="US" officeooo:rsid="0008ad13" officeooo:paragraph-rsid="0008ad13" style:font-size-asian="11pt" style:font-size-complex="11pt"/>
    </style:style>
    <style:style style:name="P9" style:family="paragraph" style:parent-style-name="Standard">
      <style:paragraph-properties fo:line-height="100%" fo:text-align="start" style:justify-single-word="false"/>
      <style:text-properties style:font-name="Sans serif" fo:font-size="11pt" fo:language="en" fo:country="US" officeooo:rsid="000979c9" officeooo:paragraph-rsid="000979c9" style:font-size-asian="11pt" style:font-size-complex="11pt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Sans serif" fo:font-size="11pt" fo:language="en" fo:country="US" fo:font-weight="bold" officeooo:rsid="000979c9" officeooo:paragraph-rsid="000979c9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Sans serif" fo:font-size="11pt" fo:language="en" fo:country="US" fo:font-weight="normal" officeooo:rsid="000979c9" officeooo:paragraph-rsid="000979c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Sans serif" fo:font-size="11pt" fo:language="en" fo:country="US" fo:font-weight="normal" officeooo:rsid="0009a866" officeooo:paragraph-rsid="0009a866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Sans serif" fo:font-size="11pt" fo:language="en" fo:country="US" fo:font-weight="normal" officeooo:rsid="000a90e9" officeooo:paragraph-rsid="000a90e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Sans serif" fo:font-size="11pt" fo:language="en" fo:country="US" fo:font-weight="normal" officeooo:rsid="000c742f" officeooo:paragraph-rsid="000c742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Sans serif" fo:font-size="11pt" fo:language="en" fo:country="US" fo:font-weight="normal" officeooo:rsid="000df262" officeooo:paragraph-rsid="000df262" style:font-size-asian="11pt" style:font-weight-asian="normal" style:font-size-complex="11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90e9"/>
    </style:style>
    <style:style style:name="T3" style:family="text">
      <style:text-properties fo:language="en" fo:country="US" officeooo:rsid="000bd2aa"/>
    </style:style>
    <style:style style:name="T4" style:family="text">
      <style:text-properties fo:language="en" fo:country="US" officeooo:rsid="000c742f"/>
    </style:style>
    <style:style style:name="T5" style:family="text">
      <style:text-properties fo:language="en" fo:country="US" officeooo:rsid="000e2d5d"/>
    </style:style>
    <style:style style:name="T6" style:family="text">
      <style:text-properties style:text-position="super 58%" fo:language="en" fo:country="US"/>
    </style:style>
    <style:style style:name="T7" style:family="text">
      <style:text-properties style:font-name="Sans serif" fo:font-size="11pt" fo:language="en" fo:country="US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us-Endt-Str. 34, 40593 Dü<text:span text:style-name="T1">sseldorf, Deutschland</text:span></text:p>
      <text:p text:style-name="P7">Phone: 0211 17807171, Mobile: +49 177 7594137</text:p>
      <text:p text:style-name="P1"><text:span text:style-name="T7">Mail: </text:span><text:a xlink:type="simple" xlink:href="mailto:finn@die-familie-rosendahl.de" text:style-name="Internet_20_link" text:visited-style-name="Visited_20_Internet_20_Link">finn@die-familie-rosendahl.de</text:a></text:p>
      <text:p text:style-name="P3"><text:span text:style-name="T1">9</text:span><text:span text:style-name="T6">th</text:span><text:span text:style-name="T1"> September 2022</text:span></text:p>
      <text:p text:style-name="P8"/>
      <text:p text:style-name="P9">Data Services Ltd</text:p>
      <text:p text:style-name="P9">Cambridge</text:p>
      <text:p text:style-name="P9">UK</text:p>
      <text:p text:style-name="P9"/>
      <text:p text:style-name="P9">Attn. Human Resources Director</text:p>
      <text:p text:style-name="P9"/>
      <text:p text:style-name="P9">Dear Sir or Madam</text:p>
      <text:p text:style-name="P9"/>
      <text:p text:style-name="P10">IT Assistant</text:p>
      <text:p text:style-name="P10"/>
      <text:p text:style-name="P11">With reference to your advertisement, I would like to apply for the described job.</text:p>
      <text:p text:style-name="P12">I am very interested in the job as I have been very interested in IT related stuff for a long time and I am sure the job will help me develop my skills even further. It would also be great to work somewhere where I can apply my skills and knowledge every day.</text:p>
      <text:p text:style-name="P4"><text:span text:style-name="T1">I am expecting </text:span><text:span text:style-name="T2">to finish my third year of an IT course in a german vocational college by </text:span><text:span text:style-name="T3">June of this year. </text:span><text:span text:style-name="T5">I would then be a qualified IT assistant.</text:span></text:p>
      <text:p text:style-name="P13">As I have a lot of IT experience and practical skills, am really good at organizing and problem solving and have experience in Microsoft Office programs, I believe I would be very fit for the job and that I would really benefit the company.</text:p>
      <text:p text:style-name="P5"><text:span text:style-name="T1">My CV is attached and I </text:span><text:span text:style-name="T4">would be available for an interview at short notice.</text:span></text:p>
      <text:p text:style-name="P6"><text:span text:style-name="T4">I </text:span><text:span text:style-name="T1">would very much appreciate if you would consider my application and gave me the chance for an interview.</text:span></text:p>
      <text:p text:style-name="P14">I am looking forward to hearing from you.</text:p>
      <text:p text:style-name="P14"/>
      <text:p text:style-name="P14">Yours sincerely</text:p>
      <text:p text:style-name="P15">Finn Rosendah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9T10:18:22.830000000</meta:creation-date>
    <dc:date>2022-09-09T11:21:43.170000000</dc:date>
    <meta:editing-duration>PT1M36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9" meta:word-count="219" meta:character-count="1215" meta:non-whitespace-character-count="1015"/>
  </office:meta>
</office:document-meta>
</file>